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00000001E0000001CA923CD75.png" manifest:media-type="image/png"/>
  <manifest:file-entry manifest:full-path="Pictures/10000000000000180000001985DAE27B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Verdana" svg:font-family="Verdana" style:font-family-generic="swiss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Verdana1" svg:font-family="Verdan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Lentelė2" style:family="table" style:master-page-name="Standard">
      <style:table-properties style:width="10.8cm" style:page-number="auto" fo:break-before="page" table:align="margins"/>
    </style:style>
    <style:style style:name="Lentelė2.A" style:family="table-column">
      <style:table-column-properties style:column-width="3.055cm" style:rel-column-width="18537*"/>
    </style:style>
    <style:style style:name="Lentelė2.B" style:family="table-column">
      <style:table-column-properties style:column-width="5.752cm" style:rel-column-width="34902*"/>
    </style:style>
    <style:style style:name="Lentelė2.C" style:family="table-column">
      <style:table-column-properties style:column-width="1.993cm" style:rel-column-width="12096*"/>
    </style:style>
    <style:style style:name="Lentelė2.A1" style:family="table-cell">
      <style:table-cell-properties fo:padding="0cm" fo:border="none"/>
    </style:style>
    <style:style style:name="P1" style:family="paragraph" style:parent-style-name="Standard">
      <style:paragraph-properties fo:text-align="end" style:justify-single-word="false"/>
      <style:text-properties fo:color="#999999"/>
    </style:style>
    <style:style style:name="P2" style:family="paragraph" style:parent-style-name="Standard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FreeSans"/>
    </style:style>
    <style:style style:name="P4" style:family="paragraph" style:parent-style-name="Standard">
      <style:paragraph-properties fo:text-align="center" style:justify-single-word="false"/>
      <style:text-properties style:font-name="Free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FreeSans" fo:font-size="11pt" style:font-size-asian="11pt" style:font-size-complex="11pt"/>
    </style:style>
    <style:style style:name="P6" style:family="paragraph" style:parent-style-name="Standard">
      <style:paragraph-properties fo:text-align="center" style:justify-single-word="false"/>
      <style:text-properties style:font-name="FreeSans" fo:font-size="12pt" fo:font-weight="bold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FreeSans" fo:font-size="10pt" style:font-size-asian="10pt" style:font-size-complex="10pt"/>
    </style:style>
    <style:style style:name="P8" style:family="paragraph" style:parent-style-name="Standard">
      <style:paragraph-properties fo:text-align="center" style:justify-single-word="false"/>
      <style:text-properties style:font-name="FreeSans" fo:language="en" fo:country="US"/>
    </style:style>
    <style:style style:name="P9" style:family="paragraph" style:parent-style-name="Standard"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10" style:family="paragraph" style:parent-style-name="Standard">
      <style:paragraph-properties fo:text-align="end" style:justify-single-word="false"/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11" style:family="paragraph" style:parent-style-name="Standard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2" style:family="paragraph" style:parent-style-name="Standard">
      <style:text-properties fo:color="#666666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3" style:family="paragraph" style:parent-style-name="Footer">
      <style:paragraph-properties fo:text-align="end" style:justify-single-word="false"/>
      <style:text-properties fo:color="#666666"/>
    </style:style>
    <style:style style:name="P14" style:family="paragraph" style:parent-style-name="Table_20_Contents">
      <style:paragraph-properties fo:text-align="end" style:justify-single-word="false"/>
      <style:text-properties fo:color="#000000"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5" style:family="paragraph" style:parent-style-name="Table_20_Contents">
      <style:paragraph-properties fo:text-align="end" style:justify-single-word="false"/>
      <style:text-properties fo:color="#000000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6" style:family="paragraph" style:parent-style-name="Standard">
      <style:paragraph-properties fo:margin-top="0.101cm" fo:margin-bottom="0cm" fo:text-align="center" style:justify-single-word="false"/>
      <style:text-properties style:font-name="FreeSans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P17" style:family="paragraph" style:parent-style-name="Text_20_body">
      <style:text-properties fo:color="#666666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8" style:family="paragraph" style:parent-style-name="Standard">
      <style:paragraph-properties fo:text-align="center" style:justify-single-word="false"/>
      <style:text-properties style:font-name="Verdana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19" style:family="paragraph" style:parent-style-name="Standard">
      <style:paragraph-properties fo:text-align="end" style:justify-single-word="false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20" style:family="paragraph">
      <style:paragraph-properties fo:text-align="center"/>
    </style:style>
    <style:style style:name="T1" style:family="text">
      <style:text-properties style:font-name="Liberation Serif" fo:font-size="12pt" fo:font-style="normal" fo:font-weight="normal" style:font-name-asian="Liberation Serif" style:font-size-asian="12pt" style:font-style-asian="normal" style:font-weight-asian="normal" style:font-name-complex="Liberation Serif" style:font-size-complex="12pt" style:font-style-complex="normal" style:font-weight-complex="normal"/>
    </style:style>
    <style:style style:name="T2" style:family="text">
      <style:text-properties style:font-name="Verdana" fo:font-weight="bold" style:font-name-asian="Verdana" style:font-weight-asian="bold" style:font-name-complex="Verdana" style:font-weight-complex="bold"/>
    </style:style>
    <style:style style:name="T3" style:family="text">
      <style:text-properties fo:font-size="13pt" fo:font-weight="bold" style:font-size-asian="13pt" style:font-weight-asian="bold" style:font-size-complex="13pt" style:font-weight-complex="bold"/>
    </style:style>
    <style:style style:name="T4" style:family="text">
      <style:text-properties fo:font-size="66pt" style:font-size-asian="66pt" style:font-size-complex="66pt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fo:font-size="48pt" style:font-size-asian="48pt" style:font-size-complex="48pt"/>
    </style:style>
    <style:style style:name="fr1" style:family="graphic" style:parent-style-name="Graphics">
      <style:graphic-properties fo:margin-left="0cm" fo:margin-right="0cm" fo:margin-top="0cm" fo:margin-bottom="0cm" style:wrap="right" style:number-wrapped-paragraphs="no-limit" style:wrap-contour="false" style:vertical-pos="from-top" style:vertical-rel="paragraph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greyscale"/>
    </style:style>
    <style:style style:name="fr2" style:family="graphic" style:parent-style-name="Graphics">
      <style:graphic-properties fo:margin-left="0.159cm" fo:margin-right="0cm" fo:margin-top="0cm" fo:margin-bottom="0cm" style:wrap="right" style:number-wrapped-paragraphs="no-limit" style:wrap-contour="false" style:vertical-pos="from-top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greyscale"/>
    </style:style>
    <style:style style:name="gr1" style:family="graphic">
      <style:graphic-properties svg:stroke-width="0.03cm" svg:stroke-color="#cccccc" draw:textarea-horizontal-align="center" draw:textarea-vertical-align="middle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draw:fill="solid" draw:fill-color="#e6e6e6" draw:textarea-horizontal-align="center" draw:textarea-vertical-align="middle" style:run-through="back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rect text:anchor-type="page" text:anchor-page-number="1" draw:z-index="2" draw:style-name="gr2" draw:text-style-name="P20" svg:width="14.802cm" svg:height="1.1cm" svg:x="-0.009cm" svg:y="19.401cm">
        <text:p/>
      </draw:rect>
      <table:table table:name="Lentelė2" table:style-name="Lentelė2">
        <table:table-column table:style-name="Lentelė2.A"/>
        <table:table-column table:style-name="Lentelė2.B"/>
        <table:table-column table:style-name="Lentelė2.C"/>
        <table:table-row>
          <table:table-cell table:style-name="Lentelė2.A1" office:value-type="string">
            <text:p text:style-name="P9"><text:s/></text:p>
            <text:p text:style-name="P2"><text:s/><text:database-display text:table-name="Lakštas1" text:table-type="table" text:column-name="month_name" text:database-name="db_tarpine2">Sausis</text:database-display></text:p>
            <text:p text:style-name="P11"/>
            <text:p text:style-name="P12"/>
            <text:p text:style-name="P17"><draw:a xlink:type="simple" xlink:href="http://day.lt/saule_miestuose"><draw:frame draw:style-name="fr1" draw:name="paveikslai2" text:anchor-type="paragraph" svg:x="0.152cm" svg:y="0.049cm" svg:width="0.61cm" svg:height="0.624cm" draw:z-index="0"><draw:image xlink:href="Pictures/100002000000001E0000001CA923CD75.png" xlink:type="simple" xlink:show="embed" xlink:actuate="onLoad"/></draw:frame></draw:a>teka <text:database-display text:table-name="Lakštas1" text:table-type="table" text:column-name="sunrise" text:database-name="db_tarpine2">08:42</text:database-display><text:line-break/>leidžiasi <text:database-display text:table-name="Lakštas1" text:table-type="table" text:column-name="sunset" text:database-name="db_tarpine2">16:02</text:database-display><text:line-break/> <draw:frame draw:style-name="fr2" draw:name="paveikslai1" text:anchor-type="as-char" svg:y="-0.436cm" svg:width="0.487cm" svg:height="0.508cm" draw:z-index="3"><draw:image xlink:href="Pictures/10000000000000180000001985DAE27B.png" xlink:type="simple" xlink:show="embed" xlink:actuate="onLoad"/></draw:frame><text:span text:style-name="T3"> <text:s/></text:span><text:database-display text:table-name="Lakštas1" text:table-type="table" text:column-name="moonphase" text:database-name="db_tarpine2">Pilnatis</text:database-display></text:p>
          </table:table-cell>
          <table:table-cell table:style-name="Lentelė2.A1" office:value-type="string">
            <text:p text:style-name="P18"><text:s/><text:span text:style-name="T4"><text:database-display text:table-name="Lakštas1" text:table-type="table" text:column-name="answer" text:database-name="db_tarpine2"/></text:span><text:span text:style-name="T4"><text:database-display text:table-name="Lakštas1" text:table-type="table" text:column-name="day" text:database-name="db_tarpine2">1</text:database-display></text:span></text:p>
            <text:p text:style-name="P16"><text:database-display text:table-name="Lakštas1" text:table-type="table" text:column-name="weekday_name" text:database-name="db_tarpine2">antradienis</text:database-display></text:p>
          </table:table-cell>
          <table:table-cell table:style-name="Lentelė2.A1" office:value-type="string">
            <text:p text:style-name="P10"><text:s/></text:p>
            <text:p text:style-name="P19"><text:database-display text:table-name="Lakštas1" text:table-type="table" text:column-name="year" text:database-name="db_tarpine2">2013</text:database-display></text:p>
            <text:p text:style-name="P14"/>
            <text:p text:style-name="P15"><text:line-break/></text:p>
          </table:table-cell>
        </table:table-row>
      </table:table>
      <text:p text:style-name="P6"><text:database-display text:table-name="Lakštas1" text:table-type="table" text:column-name="dayspecial" text:database-name="db_tarpine2">Nauji Metai :)</text:database-display></text:p>
      <text:p text:style-name="P7"/>
      <text:p text:style-name="P5"><text:span text:style-name="T5">Ar žinai? </text:span><text:span text:style-name="T6"><text:s/></text:span><text:span text:style-name="T6"><text:database-display text:table-name="Lakštas1" text:table-type="table" text:column-name="fastfact" text:database-name="db_tarpine2">10% iš visų kada nors gimusių žmonių dabar dar yra gyvi.</text:database-display></text:span><text:span text:style-name="T6">.</text:span></text:p>
      <text:p text:style-name="P5"/>
      <text:p text:style-name="P3"><draw:line text:anchor-type="paragraph" draw:z-index="1" draw:style-name="gr1" draw:text-style-name="P20" svg:x1="-2.56cm" svg:y1="0.464cm" svg:x2="12.211cm" svg:y2="0.464cm"><text:p/></draw:line></text:p>
      <text:p text:style-name="P3"/>
      <text:p text:style-name="P8">AR SUGALVOSI?</text:p>
      <text:p text:style-name="P4"/>
      <text:p text:style-name="P3"><text:database-display text:table-name="Lakštas1" text:table-type="table" text:column-name="puzzle" text:database-name="db_tarpine2">http://galvosukykla.wordpress.com/2012/10/10/2012-10-10/</text:database-display> </text:p>
      <text:p text:style-name="P3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Verdana" svg:font-family="Verdana" style:font-family-generic="swiss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Verdana1" svg:font-family="Verdan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lt" fo:country="L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lt" fo:country="LT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5.399cm" style:type="center"/>
          <style:tab-stop style:position="10.8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end" style:justify-single-word="false"/>
      <style:text-properties fo:color="#999999"/>
    </style:style>
    <style:style style:name="MP2" style:family="paragraph" style:parent-style-name="Footer">
      <style:paragraph-properties fo:text-align="end" style:justify-single-word="false"/>
      <style:text-properties fo:color="#666666"/>
    </style:style>
    <style:style style:name="MT1" style:family="text">
      <style:text-properties style:font-name="Liberation Serif" fo:font-size="12pt" fo:font-style="normal" fo:font-weight="normal" style:font-name-asian="Liberation Serif" style:font-size-asian="12pt" style:font-style-asian="normal" style:font-weight-asian="normal" style:font-name-complex="Liberation Serif" style:font-size-complex="12pt" style:font-style-complex="normal" style:font-weight-complex="normal"/>
    </style:style>
    <style:style style:name="MT2" style:family="text">
      <style:text-properties style:font-name="Verdana" fo:font-weight="bold" style:font-name-asian="Verdana" style:font-weight-asian="bold" style:font-name-complex="Verdana" style:font-weight-complex="bold"/>
    </style:style>
    <style:page-layout style:name="Mpm1">
      <style:page-layout-properties fo:page-width="14.801cm" fo:page-height="21.001cm" style:num-format="1" style:print-orientation="portrait" fo:margin-top="2cm" fo:margin-bottom="0.748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svg:height="1.115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<text:s/>.</text:span><text:span text:style-name="MT2">Galvosukykla.lt </text:span></text:p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jolė </meta:initial-creator>
    <meta:creation-date>2011-10-31T16:04:36</meta:creation-date>
    <dc:date>2012-12-26T18:42:53</dc:date>
    <dc:creator>nijole </dc:creator>
    <meta:editing-duration>PT4H10M52S</meta:editing-duration>
    <meta:editing-cycles>21</meta:editing-cycles>
    <meta:generator>LibreOffice/3.5$Linux_x86 LibreOffice_project/350m1$Build-2</meta:generator>
    <meta:printed-by>nijole </meta:printed-by>
    <meta:print-date>2012-12-26T18:33:01</meta:print-date>
    <meta:document-statistic meta:table-count="1" meta:image-count="2" meta:object-count="0" meta:page-count="1" meta:paragraph-count="14" meta:word-count="17" meta:character-count="163" meta:non-whitespace-character-count="141"/>
  </office:meta>
</office:document-meta>
</file>